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officeooo:rsid="002b9470" officeooo:paragraph-rsid="002b9470" style:font-size-asian="10.5pt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5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P36" style:family="paragraph" style:parent-style-name="Standard">
      <style:paragraph-properties fo:margin-top="0in" fo:margin-bottom="0in" style:contextual-spacing="false" style:line-height-at-least="0.139in"/>
    </style:style>
    <style:style style:name="P37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8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9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0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1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2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43" style:family="paragraph" style:parent-style-name="WW-Заголовок">
      <style:paragraph-properties fo:margin-left="0in" fo:margin-right="0in" fo:text-align="start" style:justify-single-word="false" fo:hyphenation-ladder-count="no-limit" fo:text-indent="0in" style:auto-text-indent="false"/>
      <style:text-properties fo:hyphenate="false" fo:hyphenation-remain-char-count="2" fo:hyphenation-push-char-count="2"/>
    </style:style>
    <style:style style:name="P44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 fo:break-before="pag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5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bc861" officeooo:paragraph-rsid="002bc861" style:font-size-asian="10.5pt" style:font-size-complex="10.5pt" fo:hyphenate="false" fo:hyphenation-remain-char-count="2" fo:hyphenation-push-char-count="2"/>
    </style:style>
    <style:style style:name="P47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d0d4e" officeooo:paragraph-rsid="002d0d4e" style:font-size-asian="10.5pt" style:font-size-complex="10.5pt" fo:hyphenate="false" fo:hyphenation-remain-char-count="2" fo:hyphenation-push-char-count="2"/>
    </style:style>
    <style:style style:name="P48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e3ebd" officeooo:paragraph-rsid="002e3ebd" style:font-size-asian="10.5pt" style:font-size-complex="10.5pt" fo:hyphenate="false" fo:hyphenation-remain-char-count="2" fo:hyphenation-push-char-count="2"/>
    </style:style>
    <style:style style:name="P49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0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fo:font-weight="bold" officeooo:rsid="0022ab8a" style:font-weight-asian="bold" style:font-weight-complex="bold"/>
    </style:style>
    <style:style style:name="T17" style:family="text">
      <style:text-properties officeooo:rsid="002162d3"/>
    </style:style>
    <style:style style:name="T18" style:family="text">
      <style:text-properties officeooo:rsid="0022ab8a"/>
    </style:style>
    <style:style style:name="T19" style:family="text">
      <style:text-properties officeooo:rsid="002423e6"/>
    </style:style>
    <style:style style:name="T20" style:family="text">
      <style:text-properties fo:font-size="10pt" style:font-size-asian="10pt" style:font-size-complex="10pt"/>
    </style:style>
    <style:style style:name="T2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Договор поручения № <text:span text:style-name="T11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8"><text:tab/><text:span text:style-name="T12">[client.doc_date]</text:span> г. </text:p>
          </table:table-cell>
        </table:table-row>
      </table:table>
      <text:p text:style-name="P25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<text:span text:style-name="T20"> именуемый в дальнейшем «Доверитель», с другой стороны, заключили настоящий договор о нижеследующем.</text:span></text:p>
      <text:p text:style-name="P2"/>
      <text:p text:style-name="P22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4">[client.car_model]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4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9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9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4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4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9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9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9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9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9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9">[client.car_PTS_issuer] [client.car_PTS_issue_date]</text:p>
          </table:table-cell>
        </table:table-row>
        <table:table-row table:style-name="Table1.1">
          <table:table-cell table:style-name="Table1.A13" office:value-type="string">
            <text:p text:style-name="P10">Свидетельство о регистрации ТС</text:p>
          </table:table-cell>
          <table:table-cell table:style-name="Table1.B13" office:value-type="string">
            <text:p text:style-name="P46">[client.reg_card]</text:p>
          </table:table-cell>
        </table:table-row>
        <table:table-row table:style-name="Table1.1">
          <table:table-cell table:style-name="Table1.A13" office:value-type="string">
            <text:p text:style-name="P10">Регистрационный знак</text:p>
          </table:table-cell>
          <table:table-cell table:style-name="Table1.B13" office:value-type="string">
            <text:p text:style-name="P47">[client.plate]</text:p>
          </table:table-cell>
        </table:table-row>
      </table:table>
      <text:p text:style-name="P24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4">Поверенный размещает автотранспортное средство на своей автостоянке и производит все действия, необходимые для его продажи. </text:p>
      <text:p text:style-name="P24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4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7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9">3. Поверенный также обязан: </text:p>
      <text:p text:style-name="P29">3.1. сообщить Доверителю по его требованию все сведения о ходе исполнения поручения; </text:p>
      <text:p text:style-name="P29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9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9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9">4. Доверитель обязан: </text:p>
      <text:p text:style-name="P29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<text:soft-page-break/>характеру поручения; </text:p>
      <text:p text:style-name="P29">4.2. без промедления принять от Поверенного все исполненное последним в соответствии с настоящим договором; </text:p>
      <text:p text:style-name="P29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6497009346561320395" text:style-name="WW8Num2">
        <text:list-item>
          <text:list>
            <text:list-item>
              <text:p text:style-name="P49">уплатить Поверенному вознаграждение в соответствии с п. 5 настоящего договора;</text:p>
            </text:list-item>
            <text:list-item>
              <text:p text:style-name="P50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8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8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9">7. Настоящий договор прекращается, кроме общих оснований прекращения обязательств, также вследствие: </text:p>
      <text:p text:style-name="P30">7.1 отмены поручения Доверителем; </text:p>
      <text:p text:style-name="P30">7.2 отказа Поверенного; </text:p>
      <text:p text:style-name="P29">7.3 смерти Доверителя, признания его недееспособным, ограниченно дееспособным или безвестно отсутствующим;</text:p>
      <text:p text:style-name="P29">7.4. ликвидации Поверенного.</text:p>
      <text:p text:style-name="P22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7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4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4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7">Отказ Поверенного от исполнения договора не влечет возмещения убытков Доверителю, причиненных данным отказом.</text:p>
      <text:p text:style-name="P24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7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4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4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4">14. Реквизиты и подписи сторон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 text:c="23"/>«Доверитель»</text:p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2.A1" office:value-type="string">
            <text:p text:style-name="P12"><text:s text:c="22"/>«Поверенный»</text:p>
            <text:p text:style-name="P6"><text:span text:style-name="T13"><text:s text:c="19"/></text:span><text:span text:style-name="T16">[client.company_name]</text:span></text:p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40">____________________/ <text:span text:style-name="T17">[client.commisioner_bn]</text:span> /</text:p>
          </table:table-cell>
          <table:table-cell table:style-name="Table2.A1" office:value-type="string">
            <text:p text:style-name="P12">_____________________________/Кутанов А.А./</text:p>
          </table:table-cell>
        </table:table-row>
      </table:table>
      <text:p text:style-name="P43"/>
      <text:p text:style-name="P44">АКТ</text:p>
      <text:p text:style-name="P17">приема-передачи автотранспортного средства </text:p>
      <text:p text:style-name="P17">по договору поручения № <text:span text:style-name="T19">[client.id]</text:span> от <text:span text:style-name="T19">[client.doc_date]</text:span> г.</text:p>
      <text:p text:style-name="P18"/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г. Владимир</text:p>
          </table:table-cell>
          <table:table-cell table:style-name="Table3.A1" office:value-type="string">
            <text:p text:style-name="P16"><text:span text:style-name="T19">[client.doc_date]</text:span> г.</text:p>
          </table:table-cell>
        </table:table-row>
      </table:table>
      <text:p text:style-name="P22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6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4">[client.car_model]</text:p>
          </table:table-cell>
        </table:table-row>
        <table:table-row table:style-name="Table4.1">
          <table:table-cell table:style-name="Table4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4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9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9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4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4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9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9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9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9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9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9">[client.car_PTS_issuer] [client.car_PTS_issue_date]</text:p>
          </table:table-cell>
        </table:table-row>
        <table:table-row table:style-name="Table4.1">
          <table:table-cell table:style-name="Table4.A12" office:value-type="string">
            <text:p text:style-name="P10">Свидетельство о регистрации ТС</text:p>
          </table:table-cell>
          <table:table-cell table:style-name="Table4.B12" office:value-type="string">
            <text:p text:style-name="P48">[client.reg_card]</text:p>
          </table:table-cell>
        </table:table-row>
        <table:table-row table:style-name="Table4.1">
          <table:table-cell table:style-name="Table4.A12" office:value-type="string">
            <text:p text:style-name="P10">Регистрационный знак</text:p>
          </table:table-cell>
          <table:table-cell table:style-name="Table4.B12" office:value-type="string">
            <text:p text:style-name="P48">[client.plate]</text:p>
          </table:table-cell>
        </table:table-row>
      </table:table>
      <text:p text:style-name="P23"/>
      <text:p text:style-name="P26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</table:table>
      <text:p text:style-name="P20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<text:s text:c="23"/>«Доверитель»</text:p>
            <text:p text:style-name="P7"/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6.A1" office:value-type="string">
            <text:p text:style-name="P12"><text:s text:c="22"/>«Поверенный»</text:p>
            <text:p text:style-name="P11"><text:s text:c="19"/><text:span text:style-name="T18">[client.company_name]</text:span></text:p>
            <text:p text:style-name="P32"/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  <text:p text:style-name="P31"/>
          </table:table-cell>
        </table:table-row>
        <table:table-row table:style-name="Table6.1">
          <table:table-cell table:style-name="Table6.A1" office:value-type="string">
            <text:p text:style-name="P40">___________________/ <text:span text:style-name="T17">[client.commisioner_bn]</text:span> /</text:p>
          </table:table-cell>
          <table:table-cell table:style-name="Table6.A1" office:value-type="string">
            <text:p text:style-name="P12">_____________________________/Кутанов А.А./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 style:shadow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902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598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6.5799in" svg:y="0.0634in" svg:width="0.3472in" svg:height="0.318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1-18T13:02:34.973236783</dc:date>
    <meta:print-date>2011-09-25T15:25:00</meta:print-date>
    <meta:editing-cycles>25</meta:editing-cycles>
    <meta:editing-duration>PT2H42M32S</meta:editing-duration>
    <meta:generator>LibreOffice/4.1.2.3$Linux_X86_64 LibreOffice_project/410m0$Build-3</meta:generator>
    <meta:document-statistic meta:table-count="7" meta:image-count="0" meta:object-count="0" meta:page-count="3" meta:paragraph-count="139" meta:word-count="1051" meta:character-count="9471" meta:non-whitespace-character-count="8344"/>
  </office:meta>
</office:document-meta>
</file>